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Standard">
      <style:text-properties officeooo:paragraph-rsid="001e7dac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2pt" fo:background-color="transparent" loext:char-shading-value="0"/>
    </style:style>
    <style:style style:name="T4" style:family="text">
      <style:text-properties fo:font-size="12pt" style:text-underline-style="none" fo:font-weight="bold"/>
    </style:style>
    <style:style style:name="T5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5"/></text:p>
      <text:p text:style-name="P1"/>
      <text:p text:style-name="P1">Ejemplo con atributos: </text:p>
      <text:p text:style-name="Standard"/>
      <text:p text:style-name="Standard"/>
      <text:p text:style-name="P2">public void startElement(String uri, String localName, String name, <text:s/></text:p>
      <text:p text:style-name="P2"><text:s text:c="9"/>Attributes attributes) throws SAXException { <text:s/></text:p>
      <text:p text:style-name="P2"><text:s text:c="6"/>int i; </text:p>
      <text:p text:style-name="P2"><text:s text:c="6"/>System.out.println("\nProcesando etiqueta..."); <text:s/></text:p>
      <text:p text:style-name="P2"><text:s text:c="6"/>System.out.println("\tNamespace uri: "+uri); <text:s/></text:p>
      <text:p text:style-name="P2"><text:s text:c="6"/>System.out.println("\tNombre: "+localName); <text:s/></text:p>
      <text:p text:style-name="P2"><text:s text:c="6"/>System.out.println("\tNombre con prefijo: "+name); <text:s/></text:p>
      <text:p text:style-name="P2"><text:s text:c="8"/></text:p>
      <text:p text:style-name="P2"><text:s text:c="6"/>//Recorremos los atributos <text:s/></text:p>
      <text:p text:style-name="P2"><text:s text:c="6"/>System.out.println("\tProcesando "+attributes.getLength()+" atributos..."); <text:s/></text:p>
      <text:p text:style-name="P2"><text:s text:c="6"/>for(i=0;i&lt;attributes.getLength();i++){ <text:s/></text:p>
      <text:p text:style-name="P2"><text:s text:c="9"/>System.out.println("\t\tNombre: "+attributes.getQName(i)); <text:s/></text:p>
      <text:p text:style-name="P2"><text:s text:c="9"/>System.out.println("\t\tValor: "+attributes.getValue(i)); <text:s/></text:p>
      <text:p text:style-name="P2"><text:s text:c="6"/>} <text:s/></text:p>
      <text:p text:style-name="P2"><text:s text:c="8"/></text:p>
      <text:p text:style-name="P2"><text:s text:c="6"/>// También podemos obtener los atributos por nombre <text:s/></text:p>
      <text:p text:style-name="P2"><text:s text:c="6"/>String valorId = attributes.getValue("id"); <text:s/></text:p>
      <text:p text:style-name="P2"><text:s text:c="6"/>if(valorId!=null){ <text:s/></text:p>
      <text:p text:style-name="P2"><text:s text:c="9"/>System.out.println("\tId: "+valorId); <text:s/></text:p>
      <text:p text:style-name="P2"><text:s text:c="6"/>} <text:s/></text:p>
      <text:p text:style-name="P2"><text:s text:c="2"/></text:p>
      <text:p text:style-name="Text_20_body"><text:s text:c="3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2:36:59.390924187</meta:creation-date>
    <dc:date>2016-10-24T10:17:28.993286438</dc:date>
    <meta:editing-duration>PT8M34S</meta:editing-duration>
    <meta:editing-cycles>6</meta:editing-cycles>
    <meta:generator>LibreOffice/4.4.3.2$Linux_X86_64 LibreOffice_project/40m0$Build-2</meta:generator>
    <meta:document-statistic meta:table-count="0" meta:image-count="0" meta:object-count="0" meta:page-count="1" meta:paragraph-count="23" meta:word-count="58" meta:character-count="900" meta:non-whitespace-character-count="691"/>
  </office:meta>
</office:document-meta>
</file>